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3AF0000021209BA1E1AD238FA31.png" manifest:media-type="image/png"/>
  <manifest:file-entry manifest:full-path="Pictures/1000351400008D2E00004F600433B3D38C11A429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8" style:family="paragraph">
      <style:paragraph-properties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style:font-name="Caladea" fo:font-size="30pt" style:font-size-asian="28pt" style:font-size-complex="28pt"/>
    </style:style>
    <style:style style:name="P10" style:family="paragraph">
      <loext:graphic-properties draw:fill-color="#ffffff"/>
    </style:style>
    <style:style style:name="P11" style:family="paragraph">
      <style:text-properties fo:color="#2c3756" style:font-name="Caladea"/>
    </style:style>
    <style:style style:name="P12" style:family="paragraph">
      <loext:graphic-properties draw:fill="none" draw:fill-color="#ffffff"/>
      <style:text-properties fo:color="#2c3756" style:font-name="Caladea"/>
    </style:style>
    <style:style style:name="P13" style:family="paragraph">
      <style:paragraph-properties fo:text-align="center"/>
      <style:text-properties fo:color="#ffffff" style:font-name="Caladea" fo:font-size="40pt" style:font-size-asian="60pt" style:font-size-complex="60pt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5" style:family="paragraph">
      <style:text-properties style:font-name="Caladea" fo:font-size="28pt" style:font-size-asian="28pt" style:font-size-complex="28pt"/>
    </style:style>
    <style:style style:name="P16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style:text-underline-style="none" style:font-size-asian="28pt" style:font-size-complex="28pt"/>
    </style:style>
    <style:style style:name="T5" style:family="text">
      <style:text-properties style:font-name="Caladea" style:font-size-asian="28pt" style:font-size-complex="28pt"/>
    </style:style>
    <style:style style:name="T6" style:family="text">
      <style:text-properties style:font-name="Caladea"/>
    </style:style>
    <style:style style:name="T7" style:family="text">
      <style:text-properties fo:color="#ffffff" style:font-name="Caladea" style:font-size-asian="60pt" style:font-size-complex="60pt"/>
    </style:style>
    <style:style style:name="T8" style:family="text">
      <style:text-properties fo:color="#ffffff" style:font-name="Caladea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9" style:family="text">
      <style:text-properties style:font-name="Calade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cm" svg:height="0.992cm" svg:x="3.959cm" svg:y="19.7cm">
          <draw:text-box>
            <text:p text:style-name="P3"><text:span text:style-name="T1">Lima Cinthia, Machini Ariel</text:span></text:p>
          </draw:text-box>
        </draw:frame>
        <draw:frame draw:style-name="gr4" draw:text-style-name="P5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7" draw:layer="layout" svg:width="16.2cm" svg:height="6.813cm" svg:x="6cm" svg:y="3.976cm">
          <draw:text-box>
            <text:p text:style-name="P6"><text:span text:style-name="T2">Proyecto</text:span></text:p>
            <text:p text:style-name="P6"><text:span text:style-name="T3">Colibrí</text:span></text:p>
          </draw:text-box>
        </draw:frame>
        <draw:frame draw:style-name="gr6" draw:text-style-name="P9" draw:layer="layout" svg:width="18cm" svg:height="5.195cm" svg:x="5cm" svg:y="10.789cm">
          <draw:text-box>
            <text:p text:style-name="P8"><text:span text:style-name="T4">Laboratorio de desarrollo de software</text:span></text:p>
            <text:p text:style-name="P8"><text:span text:style-name="T5"/></text:p>
            <text:p text:style-name="P8"><text:span text:style-name="T5">2017 - UNPA-UARG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8cm" svg:height="0.992cm" svg:x="3.9cm" svg:y="19.6cm">
          <draw:text-box>
            <text:p text:style-name="P11"><text:span text:style-name="T6">Lima Cinthia, Machini Ariel</text:span></text:p>
          </draw:text-box>
        </draw:frame>
        <draw:frame draw:style-name="gr4" draw:text-style-name="P5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8" draw:text-style-name="P14" draw:layer="layout" svg:width="16.2cm" svg:height="1.932cm" svg:x="5.8cm" svg:y="0.268cm">
          <draw:text-box>
            <text:p text:style-name="P13"><text:span text:style-name="T7">Proyecto </text:span><text:span text:style-name="T8">Colibrí</text:span></text:p>
          </draw:text-box>
        </draw:frame>
        <draw:frame draw:style-name="gr9" draw:text-style-name="P16" draw:layer="layout" svg:width="18.6cm" svg:height="13cm" svg:x="1cm" svg:y="3.4cm">
          <draw:text-box>
            <text:p text:style-name="P15"><text:span text:style-name="T9">Temario:</text:span></text:p>
            <text:list text:style-name="L2">
              <text:list-item>
                <text:p text:style-name="P15"><text:span text:style-name="T9"/></text:p>
              </text:list-item>
            </text:list>
          </draw:text-box>
        </draw:frame>
        <draw:frame draw:style-name="gr10" draw:text-style-name="P12" draw:layer="layout" svg:width="2.3cm" svg:height="0.992cm" svg:x="25.7cm" svg:y="19.611cm">
          <draw:text-box>
            <text:p text:style-name="P11"><text:span text:style-name="T6"><text:s/></text:span><text:span text:style-name="T6"><text:page-number>&lt;number&gt;</text:page-number></text:span><text:span text:style-name="T6"><text:s/>de </text:span><text:span text:style-name="T6"><text:page-count>3</text:page-count>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8cm" svg:height="0.992cm" svg:x="4.1cm" svg:y="19.6cm">
          <draw:text-box>
            <text:p text:style-name="P11"><text:span text:style-name="T6">Lima Cinthia, Machini Ariel</text:span></text:p>
          </draw:text-box>
        </draw:frame>
        <draw:frame draw:style-name="gr4" draw:text-style-name="P5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8" draw:text-style-name="P14" draw:layer="layout" svg:width="16.2cm" svg:height="1.932cm" svg:x="5.8cm" svg:y="0.268cm">
          <draw:text-box>
            <text:p text:style-name="P13"><text:span text:style-name="T7">Rellenar...</text:span></text:p>
          </draw:text-box>
        </draw:frame>
        <draw:frame draw:style-name="gr9" draw:text-style-name="P16" draw:layer="layout" svg:width="18.6cm" svg:height="13cm" svg:x="1cm" svg:y="3.4cm">
          <draw:text-box>
            <text:p text:style-name="P15"><text:span text:style-name="T9">Rellenar...</text:span></text:p>
          </draw:text-box>
        </draw:frame>
        <draw:frame draw:style-name="gr10" draw:text-style-name="P12" draw:layer="layout" svg:width="2.3cm" svg:height="0.992cm" svg:x="25.7cm" svg:y="19.611cm">
          <draw:text-box>
            <text:p text:style-name="P11"><text:span text:style-name="T6"><text:s/></text:span><text:span text:style-name="T6"><text:page-number>&lt;number&gt;</text:page-number></text:span><text:span text:style-name="T6"><text:s/>de </text:span><text:span text:style-name="T6"><text:page-count>3</text:page-count>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17M50S</meta:editing-duration>
    <meta:editing-cycles>3</meta:editing-cycles>
    <meta:generator>LibreOffice/5.4.1.2$Linux_X86_64 LibreOffice_project/ea7cb86e6eeb2bf3a5af73a8f7777ac570321527</meta:generator>
    <dc:title>Lush Green</dc:title>
    <dc:date>2017-11-07T00:53:35.972337546</dc:date>
    <meta:document-statistic meta:object-count="59"/>
  </office:meta>
</office:document-meta>
</file>